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7C39F616875F45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Bitstream Charter1" svg:font-family="'Bitstream Charter'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Thorndale2" svg:font-family="Thorndale" style:font-pitch="variable"/>
    <style:font-face style:name="Courier" svg:font-family="Courier" style:font-family-generic="modern" style:font-pitch="variable"/>
    <style:font-face style:name="Thorndale1" svg:font-family="Thorndale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5cm" fo:min-width="22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85cm" fo:min-width="20.957cm"/>
    </style:style>
    <style:style style:name="gr5" style:family="graphic" style:parent-style-name="objectwithoutfill">
      <style:graphic-properties svg:stroke-color="#ff0000" draw:fill="none" draw:textarea-horizontal-align="center" draw:textarea-vertical-align="middle"/>
    </style:style>
    <style:style style:name="gr6" style:family="graphic" style:parent-style-name="objectwithoutfill">
      <style:graphic-properties svg:stroke-color="#ff0000" draw:fill="none" draw:textarea-horizontal-align="center" draw:textarea-vertical-align="middle"/>
    </style:style>
    <style:style style:name="gr7" style:family="graphic" style:parent-style-name="standard">
      <style:graphic-properties svg:stroke-color="#ff0000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876cm" fo:min-width="21.602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71cm" fo:min-width="21.338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7.302cm" fo:min-width="22.1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4cm" fo:min-width="20.944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7.22cm" fo:min-width="19.792cm"/>
    </style:style>
    <style:style style:name="pr1" style:family="presentation" style:parent-style-name="static-outline1">
      <style:graphic-properties draw:fill-color="#ffffff" fo:min-height="13.23cm"/>
    </style:style>
    <style:style style:name="pr2" style:family="presentation" style:parent-style-name="static-title">
      <style:graphic-properties draw:fill-color="#ffffff" draw:auto-grow-height="true" fo:min-height="3.506cm"/>
    </style:style>
    <style:style style:name="pr3" style:family="presentation" style:parent-style-name="static-notes">
      <style:graphic-properties draw:fill-color="#ffffff" draw:auto-grow-height="true" fo:min-height="13.273cm"/>
    </style:style>
    <style:style style:name="pr4" style:family="presentation" style:parent-style-name="static-outline1">
      <style:graphic-properties draw:fill-color="#ffffff" fo:min-height="14.968cm"/>
    </style:style>
    <style:style style:name="pr5" style:family="presentation" style:parent-style-name="static-title">
      <style:graphic-properties draw:fill-color="#ffffff" draw:auto-grow-height="true" fo:min-height="3.507cm"/>
    </style:style>
    <style:style style:name="pr6" style:family="presentation" style:parent-style-name="static-notes">
      <style:graphic-properties draw:fill-color="#ffffff" draw:auto-grow-height="true" fo:min-height="11.411cm"/>
    </style:style>
    <style:style style:name="pr7" style:family="presentation" style:parent-style-name="static-notes">
      <style:graphic-properties draw:fill-color="#ffffff" draw:auto-grow-height="true" fo:min-height="13.60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1.2cm" fo:margin-right="0cm" fo:text-indent="-0.9cm"/>
      <style:text-properties fo:font-style="normal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="none" draw:fill-color="#ffffff"/>
      <style:text-properties style:font-name="Courier1" fo:font-size="18pt"/>
    </style:style>
    <style:style style:name="P6" style:family="paragraph">
      <loext:graphic-properties draw:fill="none"/>
      <style:text-properties style:font-name="Courier1" fo:font-size="18pt"/>
    </style:style>
    <style:style style:name="P7" style:family="paragraph">
      <loext:graphic-properties draw:fill="none"/>
      <style:text-properties fo:color="#ff0000" style:font-name="Courier1" fo:font-size="18pt"/>
    </style:style>
    <style:style style:name="P8" style:family="paragraph">
      <style:paragraph-properties fo:text-align="center"/>
      <style:text-properties style:font-name="Courier1" fo:font-size="18pt"/>
    </style:style>
    <style:style style:name="P9" style:family="paragraph">
      <loext:graphic-properties draw:fill="none"/>
      <style:paragraph-properties fo:text-align="center"/>
      <style:text-properties style:font-name="Courier 10 Pitch1" fo:font-size="18pt" style:font-size-asian="18pt" style:font-size-complex="18pt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style:font-name="Courier1" fo:font-size="18pt"/>
    </style:style>
    <style:style style:name="T1" style:family="text">
      <style:text-properties fo:font-style="normal"/>
    </style:style>
    <style:style style:name="T2" style:family="text">
      <style:text-properties fo:color="#0000ff" fo:font-style="normal"/>
    </style:style>
    <style:style style:name="T3" style:family="text">
      <style:text-properties fo:color="#008000" fo:font-style="italic"/>
    </style:style>
    <style:style style:name="T4" style:family="text">
      <style:text-properties fo:color="#0000ff" fo:font-style="italic"/>
    </style:style>
    <style:style style:name="T5" style:family="text">
      <style:text-properties fo:font-style="italic"/>
    </style:style>
    <style:style style:name="T6" style:family="text">
      <style:text-properties fo:color="#000000" fo:font-style="normal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ourier1" fo:font-size="18pt"/>
    </style:style>
    <style:style style:name="T10" style:family="text">
      <style:text-properties style:font-name="Courier1" fo:font-size="18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Courier1" fo:font-size="18pt" fo:font-weight="bold" style:font-weight-asian="bold" style:font-weight-complex="bold"/>
    </style:style>
    <style:style style:name="T12" style:family="text">
      <style:text-properties fo:color="#ff6633" style:font-name="Courier1" fo:font-size="18pt" fo:font-weight="bold"/>
    </style:style>
    <style:style style:name="T13" style:family="text">
      <style:text-properties fo:color="#0000ff" style:font-name="Courier1" fo:font-size="18pt"/>
    </style:style>
    <style:style style:name="T14" style:family="text">
      <style:text-properties fo:color="#004a4a" style:font-name="Courier1" fo:font-size="18pt"/>
    </style:style>
    <style:style style:name="T15" style:family="text">
      <style:text-properties fo:color="#ff0000" style:font-name="Courier1" fo:font-size="18pt"/>
    </style:style>
    <style:style style:name="T16" style:family="text">
      <style:text-properties style:font-name="Bitstream Charter1"/>
    </style:style>
    <style:style style:name="T17" style:family="text">
      <style:text-properties fo:color="#0000ff" style:font-name="Courier1" fo:font-size="16pt" style:font-size-asian="16pt" style:font-size-complex="16pt"/>
    </style:style>
    <style:style style:name="T18" style:family="text">
      <style:text-properties fo:color="#000000" style:font-name="Bitstream Charter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Bitstream Charter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ff0000" fo:font-style="normal"/>
    </style:style>
    <style:style style:name="T21" style:family="text">
      <style:text-properties fo:color="#ff0000" fo:font-style="italic"/>
    </style:style>
    <style:style style:name="T22" style:family="text">
      <style:text-properties style:font-name="Courier1" fo:font-size="18pt" fo:font-style="italic" style:font-style-asian="italic" style:font-style-complex="italic"/>
    </style:style>
    <style:style style:name="T23" style:family="text">
      <style:text-properties fo:font-style="normal" style:text-underline-style="non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tic" presentation:presentation-page-layout-name="AL1T1">
        <office:forms form:automatic-focus="false" form:apply-design-mode="false"/>
        <draw:frame presentation:style-name="pr1" draw:text-style-name="P2" draw:layer="layout" svg:width="23.91cm" svg:height="13.23cm" svg:x="2.057cm" svg:y="5.383cm" presentation:class="outline" presentation:user-transformed="true">
          <draw:text-box>
            <text:list text:style-name="L1">
              <text:list-item>
                <text:p text:style-name="P1"><text:span text:style-name="T1">Considerations:</text:span></text:p>
                <text:list>
                  <text:list-item>
                    <text:p text:style-name="P1"><text:span text:style-name="T1">Use when multiple objects make no sense</text:span></text:p>
                  </text:list-item>
                  <text:list-item>
                    <text:p text:style-name="P1"><text:span text:style-name="T1">Objects can't be defined globally: </text:span><text:span text:style-name="T2">data aren't available compile time</text:span><text:span text:style-name="T1">.</text:span></text:p>
                  </text:list-item>
                  <text:list-item>
                    <text:p text:style-name="P1"><text:span text:style-name="T1">Example:</text:span></text:p>
                    <text:list>
                      <text:list-item>
                        <text:list>
                          <text:list-item>
                            <text:p text:style-name="P1"><text:span text:style-name="T1">A class Arguments, requiring </text:span><text:span text:style-name="T3">argc</text:span><text:span text:style-name="T1"> and </text:span><text:span text:style-name="T3">argv</text:span><text:span text:style-name="T1"> </text:span></text:p>
                          </text:list-item>
                          <text:list-item>
                            <text:p text:style-name="P1"><text:span text:style-name="T1">argc and argv are </text:span><text:span text:style-name="T3"><text:s/>available in </text:span><text:span text:style-name="T4">main()</text:span></text:p>
                          </text:list-item>
                          <text:list-item>
                            <text:p text:style-name="P1"><text:span text:style-name="T1">The Arguments object should always be the same </text:span><text:span text:style-name="T1"><text:line-break/></text:span><text:span text:style-name="T1">(encapsulating </text:span><text:span text:style-name="T3">argc</text:span><text:span text:style-name="T5"> </text:span><text:span text:style-name="T1">and </text:span><text:span text:style-name="T3">argv</text:span><text:span text:style-name="T1">)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" draw:text-style-name="P3" draw:layer="layout" svg:width="16.605cm" svg:height="4.677cm" svg:x="5.79cm" svg:y="13.639cm" draw:corner-radius="0.5cm">
          <text:p/>
        </draw:rect>
        <draw:frame presentation:style-name="pr2" draw:text-style-name="P4" draw:layer="layout" svg:width="23.91cm" svg:height="3.506cm" svg:x="2.057cm" svg:y="1.743cm" presentation:class="title">
          <draw:text-box>
            <text:p text:style-name="P1">Singleton</text:p>
          </draw:text-box>
        </draw:frame>
        <presentation:notes draw:style-name="dp2">
          <draw:page-thumbnail draw:style-name="gr2" draw:layer="layout" svg:width="13.705cm" svg:height="10.279cm" svg:x="3.641cm" svg:y="2.853cm" draw:page-number="1"/>
          <draw:frame presentation:style-name="pr3" draw:text-style-name="P4" draw:layer="layout" svg:width="14.507cm" svg:height="13.273cm" svg:x="3.248cm" svg:y="14.13cm" presentation:class="notes" presentation:user-transformed="true">
            <draw:text-box>
              <text:p text:style-name="P1">The programmer can of course self take the responsibility for constructing but one Arguments object. </text:p>
              <text:p text:style-name="P1"/>
              <text:p text:style-name="P1">But this is much more standard, and much safer. </text:p>
              <text:p text:style-name="P1"/>
              <text:p text:style-name="P1">Other examples:</text:p>
              <text:p text:style-name="P1"><text:tab/>one file system</text:p>
              <text:p text:style-name="P1"><text:tab/>one window manager</text:p>
              <text:p text:style-name="P1"><text:tab/>one database interfacing to a file</text:p>
              <text:p text:style-name="P1"><text:tab/>one chessboard in a chess-game program</text:p>
              <text:p text:style-name="P1"><text:tab/>one airspace in an air traffic controller training <text:s text:c="7"/><text:tab/><text:tab/>program</text:p>
              <text:p text:style-name="P1"/>
            </draw:text-box>
          </draw:frame>
        </presentation:notes>
      </draw:page>
      <draw:page draw:name="page2" draw:style-name="dp1" draw:master-page-name="static" presentation:presentation-page-layout-name="AL1T1">
        <office:forms form:automatic-focus="false" form:apply-design-mode="false"/>
        <draw:frame presentation:style-name="pr4" draw:text-style-name="P2" draw:layer="layout" svg:width="24.975cm" svg:height="14.968cm" svg:x="2.057cm" svg:y="5.383cm" presentation:class="outline" presentation:user-transformed="true">
          <draw:text-box>
            <text:list text:style-name="L1">
              <text:list-item>
                <text:p text:style-name="P1"><text:span text:style-name="T1">Characteristics:</text:span></text:p>
                <text:list>
                  <text:list-item>
                    <text:p text:style-name="P1"><text:span text:style-name="T6">Constructors are</text:span><text:span text:style-name="T2"> </text:span><text:span text:style-name="T4">private</text:span><text:span text:style-name="T6">.</text:span></text:p>
                  </text:list-item>
                  <text:list-item>
                    <text:p text:style-name="P1"><text:span text:style-name="T1">A static member </text:span><text:span text:style-name="T7">instance</text:span><text:span text:style-name="T8"> </text:span><text:span text:style-name="T1">returns a reference to the only existing object.</text:span></text:p>
                  </text:list-item>
                  <text:list-item>
                    <text:p text:style-name="P1"><text:span text:style-name="T1">If </text:span><text:span text:style-name="T4">arguments</text:span><text:span text:style-name="T5"> </text:span><text:span text:style-name="T1">are required for the construction:</text:span></text:p>
                    <text:list>
                      <text:list-item>
                        <text:p text:style-name="P1"><text:span text:style-name="T1">A </text:span><text:span text:style-name="T6">static member </text:span><text:span text:style-name="T4">initialize </text:span><text:span text:style-name="T1">having arguments, performs the object's initialization (returning a reference to the object as well)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3.91cm" svg:height="3.507cm" svg:x="2.057cm" svg:y="1.743cm" presentation:class="title" presentation:user-transformed="true">
          <draw:text-box>
            <text:p text:style-name="P1">Singleton</text:p>
          </draw:text-box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tic" presentation:presentation-page-layout-name="AL1T1">
        <office:forms form:automatic-focus="false" form:apply-design-mode="false"/>
        <draw:frame presentation:style-name="pr1" draw:text-style-name="P2" draw:layer="layout" svg:width="23.91cm" svg:height="13.23cm" svg:x="2.057cm" svg:y="5.383cm" presentation:class="outline" presentation:user-transformed="true">
          <draw:text-box>
            <text:list text:style-name="L1">
              <text:list-item>
                <text:p text:style-name="P1"><text:span text:style-name="T1">Example:</text:span></text:p>
              </text:list-item>
            </text:list>
          </draw:text-box>
        </draw:frame>
        <draw:frame draw:style-name="gr3" draw:text-style-name="P5" draw:layer="layout" svg:width="22.1cm" svg:height="13.049cm" svg:x="3.366cm" svg:y="7.496cm">
          <draw:text-box>
            <text:p text:style-name="P1"><text:span text:style-name="T9">class Arguments</text:span></text:p>
            <text:p text:style-name="P1"><text:span text:style-name="T9">{</text:span></text:p>
            <text:p text:style-name="P1"><text:span text:style-name="T9"><text:s text:c="3"/></text:span><text:span text:style-name="T10">data members here (as usual)</text:span><text:span text:style-name="T11"> </text:span></text:p>
            <text:p text:style-name="P1"><text:span text:style-name="T9"><text:tab/></text:span><text:span text:style-name="T9">...</text:span></text:p>
            <text:p text:style-name="P1"><text:span text:style-name="T9"><text:s text:c="3"/></text:span><text:span text:style-name="T12">static</text:span><text:span text:style-name="T9"> Arguments *s_instance;</text:span><text:span text:style-name="T9"><text:tab/></text:span><text:span text:style-name="T9"><text:tab/></text:span><text:span text:style-name="T9">// see the Notes</text:span></text:p>
            <text:p text:style-name="P1"><text:span text:style-name="T9"/></text:p>
            <text:p text:style-name="P1"><text:span text:style-name="T9"><text:s text:c="3"/></text:span><text:span text:style-name="T9">public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see the Notes</text:span></text:p>
            <text:p text:style-name="P1"><text:span text:style-name="T9"><text:s text:c="6"/></text:span><text:span text:style-name="T13">Arguments(Arguments const &amp;other) = delete;</text:span></text:p>
            <text:p text:style-name="P1"><text:span text:style-name="T13"/></text:p>
            <text:p text:style-name="P1"><text:span text:style-name="T9"><text:s text:c="6"/></text:span><text:span text:style-name="T9">... // ordinary public Arguments interface</text:span></text:p>
            <text:p text:style-name="P1"><text:span text:style-name="T9"/></text:p>
            <text:p text:style-name="P1"><text:span text:style-name="T9"><text:s text:c="6"/></text:span><text:span text:style-name="T12">static</text:span><text:span text:style-name="T9"> </text:span><text:span text:style-name="T14">Arguments</text:span><text:span text:style-name="T9"> &amp;</text:span><text:span text:style-name="T15">instance()</text:span><text:span text:style-name="T9">;</text:span></text:p>
            <text:p text:style-name="P1"><text:span text:style-name="T9"><text:s text:c="6"/></text:span><text:span text:style-name="T12">static</text:span><text:span text:style-name="T9"> Arguments &amp;</text:span><text:span text:style-name="T15">initialize(int argc, char **argv,</text:span></text:p>
            <text:p text:style-name="P1"><text:span text:style-name="T15"><text:s text:c="35"/></text:span><text:span text:style-name="T15">char const *optstring);</text:span></text:p>
            <text:p text:style-name="P1"><text:span text:style-name="T9"><text:s text:c="3"/></text:span><text:span text:style-name="T9">private:</text:span></text:p>
            <text:p text:style-name="P1"><text:span text:style-name="T13"><text:s text:c="6"/></text:span><text:span text:style-name="T13">Arguments(unsigned argc, char **argv, </text:span></text:p>
            <text:p text:style-name="P1"><text:span text:style-name="T13"><text:s text:c="16"/></text:span><text:span text:style-name="T13">char const *optstring);</text:span></text:p>
            <text:p text:style-name="P1"><text:span text:style-name="T9">};</text:span></text:p>
          </draw:text-box>
        </draw:frame>
        <draw:frame presentation:style-name="pr2" draw:text-style-name="P4" draw:layer="layout" svg:width="23.91cm" svg:height="3.506cm" svg:x="2.057cm" svg:y="1.743cm" presentation:class="title">
          <draw:text-box>
            <text:p text:style-name="P1">Singlet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1cm" svg:y="2.853cm" draw:page-number="3"/>
          <draw:frame presentation:style-name="pr7" draw:text-style-name="P4" draw:layer="layout" svg:width="16.213cm" svg:height="14.019cm" svg:x="3.248cm" svg:y="14.13cm" presentation:class="notes" presentation:user-transformed="true">
            <draw:text-box>
              <text:p text:style-name="P1"><text:span text:style-name="T16">Note: at this point in the course, this setup </text:span></text:p>
              <text:p text:style-name="P1"><text:span text:style-name="T16">causes a memory leak since a global pointer is initialized (once) with dynamically allocated memory, but the allocated memory is never returned by a destructor. </text:span></text:p>
              <text:p text:style-name="P1"><text:span text:style-name="T16"/></text:p>
              <text:p text:style-name="P1"><text:span text:style-name="T16">For now, we accept this, knowing that the operating system retrieves dynamically allocated memory when the program ends. But more importantly: soon facilities are introduced that allow us to delete the allocated memory at the program's end.</text:span></text:p>
              <text:p text:style-name="P1"><text:span text:style-name="T16"/></text:p>
              <text:p text:style-name="P1"><text:span text:style-name="T16">The declaration </text:span></text:p>
              <text:p text:style-name="P1"><text:span text:style-name="T17"><text:tab/></text:span><text:span text:style-name="T17">Arguments(Arguments const &amp;other) = delete;</text:span></text:p>
              <text:p text:style-name="P1"><text:span text:style-name="T18">should be inserted in the interface. It refers to a </text:span><text:span text:style-name="T19">copy constructor, </text:span><text:span text:style-name="T18">covered in the lecture about allocation in classes.</text:span></text:p>
            </draw:text-box>
          </draw:frame>
        </presentation:notes>
      </draw:page>
      <draw:page draw:name="page4" draw:style-name="dp1" draw:master-page-name="static" presentation:presentation-page-layout-name="AL1T1">
        <office:forms form:automatic-focus="false" form:apply-design-mode="false"/>
        <draw:frame presentation:style-name="pr1" draw:text-style-name="P2" draw:layer="layout" svg:width="23.91cm" svg:height="13.23cm" svg:x="2.057cm" svg:y="5.383cm" presentation:class="outline" presentation:user-transformed="true">
          <draw:text-box>
            <text:list text:style-name="L1">
              <text:list-item>
                <text:p text:style-name="P1"><text:span text:style-name="T1">Use:</text:span></text:p>
              </text:list-item>
            </text:list>
          </draw:text-box>
        </draw:frame>
        <draw:frame draw:style-name="gr4" draw:text-style-name="P5" draw:layer="layout" svg:width="20.957cm" svg:height="11.585cm" svg:x="3.45cm" svg:y="8.912cm">
          <draw:text-box>
            <text:p text:style-name="P1"><text:span text:style-name="T9">int main(int argc, char **argv)</text:span></text:p>
            <text:p text:style-name="P1"><text:span text:style-name="T9">{</text:span></text:p>
            <text:p text:style-name="P1"><text:span text:style-name="T9"><text:s text:c="3"/></text:span><text:span text:style-name="T9">Arguments &amp;args = Arguments::initialize(argc, argv,</text:span></text:p>
            <text:p text:style-name="P1"><text:span text:style-name="T9"><text:s text:c="43"/></text:span><text:span text:style-name="T9">"hf:v");</text:span></text:p>
            <text:p text:style-name="P1"><text:span text:style-name="T9"><text:s text:c="3"/></text:span><text:span text:style-name="T9">cout &lt;&lt; args.programName();</text:span></text:p>
            <text:p text:style-name="P1"><text:span text:style-name="T9">}</text:span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>void otherFunction()</text:span></text:p>
            <text:p text:style-name="P1"><text:span text:style-name="T9">{</text:span></text:p>
            <text:p text:style-name="P1"><text:span text:style-name="T9"><text:s text:c="3"/></text:span><text:span text:style-name="T9">Arguments &amp;args = Arguments::instance();</text:span></text:p>
            <text:p text:style-name="P1"><text:span text:style-name="T9"><text:s text:c="3"/></text:span><text:span text:style-name="T9">cout &lt;&lt; args.size() &lt;&lt; “ arguments\n”;</text:span></text:p>
            <text:p text:style-name="P1"><text:span text:style-name="T9">}</text:span></text:p>
            <text:p text:style-name="P1"><text:span text:style-name="T9"><text:tab/></text:span></text:p>
          </draw:text-box>
        </draw:frame>
        <draw:rect draw:style-name="gr5" draw:text-style-name="P6" xml:id="id1" draw:id="id1" draw:layer="layout" svg:width="2.167cm" svg:height="0.872cm" svg:x="8.276cm" svg:y="10.254cm" draw:corner-radius="0.5cm">
          <text:p/>
        </draw:rect>
        <draw:rect draw:style-name="gr5" draw:text-style-name="P6" xml:id="id3" draw:id="id3" draw:layer="layout" svg:width="2.194cm" svg:height="0.872cm" svg:x="8.258cm" svg:y="17.533cm" draw:corner-radius="0.5cm">
          <text:p/>
        </draw:rect>
        <draw:rect draw:style-name="gr6" draw:text-style-name="P7" xml:id="id2" draw:id="id2" draw:layer="layout" svg:width="6.71cm" svg:height="1.403cm" svg:x="14.853cm" svg:y="13.74cm" draw:corner-radius="0.5cm">
          <text:p text:style-name="P1"><text:span text:style-name="T15">the same object</text:span></text:p>
        </draw:rect>
        <draw:connector draw:style-name="gr7" draw:text-style-name="P8" draw:layer="layout" draw:type="line" svg:x1="10.443cm" svg:y1="10.69cm" svg:x2="14.853cm" svg:y2="14.441cm" draw:start-shape="id1" draw:start-glue-point="1" draw:end-shape="id2" draw:end-glue-point="3" svg:d="M10443 10690l4410 3751" svg:viewBox="0 0 4411 3752">
          <text:p/>
        </draw:connector>
        <draw:connector draw:style-name="gr7" draw:text-style-name="P8" draw:layer="layout" draw:type="line" svg:x1="10.452cm" svg:y1="17.969cm" svg:x2="14.853cm" svg:y2="14.441cm" draw:start-shape="id3" draw:start-glue-point="1" draw:end-shape="id2" draw:end-glue-point="3" svg:d="M10452 17969l4401-3528" svg:viewBox="0 0 4402 3529">
          <text:p/>
        </draw:connector>
        <draw:frame presentation:style-name="pr2" draw:text-style-name="P4" draw:layer="layout" svg:width="23.91cm" svg:height="3.506cm" svg:x="2.057cm" svg:y="1.743cm" presentation:class="title">
          <draw:text-box>
            <text:p text:style-name="P1">Singleton</text:p>
          </draw:text-box>
        </draw:frame>
        <draw:custom-shape draw:style-name="gr8" draw:text-style-name="P9" draw:layer="layout" svg:width="21.602cm" svg:height="4.876cm" svg:x="3.153cm" svg:y="8.5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7.071cm" svg:height="4.204cm" svg:x="3.053cm" svg:y="15.7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4"/>
          <draw:frame presentation:style-name="pr6" draw:text-style-name="P4" draw:layer="layout" svg:width="14.507cm" svg:height="11.411cm" svg:x="3.248cm" svg:y="14.13cm" presentation:class="notes" presentation:user-transformed="true">
            <draw:text-box>
              <text:p text:style-name="P1">Note that the Argument object is not passed via a parameter of the function. </text:p>
              <text:p text:style-name="P1"/>
              <text:p text:style-name="P1">No sequence of parameter-&gt;argument calls are required if a deeply nested function needs access to Arguments.</text:p>
              <text:p text:style-name="P1"/>
              <text:p text:style-name="P1">Principle: if you need it, simply ask for it.</text:p>
            </draw:text-box>
          </draw:frame>
        </presentation:notes>
      </draw:page>
      <draw:page draw:name="page5" draw:style-name="dp1" draw:master-page-name="static" presentation:presentation-page-layout-name="AL1T1">
        <office:forms form:automatic-focus="false" form:apply-design-mode="false"/>
        <draw:frame presentation:style-name="pr1" draw:text-style-name="P2" draw:layer="layout" svg:width="23.91cm" svg:height="13.23cm" svg:x="2.057cm" svg:y="5.383cm" presentation:class="outline" presentation:user-transformed="true">
          <draw:text-box>
            <text:list text:style-name="L1">
              <text:list-item>
                <text:p text:style-name="P1"><text:span text:style-name="T1">Pseudo code of t</text:span><text:span text:style-name="T6">he member</text:span><text:span text:style-name="T20"> </text:span><text:span text:style-name="T21">initialize()</text:span></text:p>
              </text:list-item>
            </text:list>
          </draw:text-box>
        </draw:frame>
        <draw:frame draw:style-name="gr10" draw:text-style-name="P10" draw:layer="layout" svg:width="21.338cm" svg:height="7.371cm" svg:x="3.384cm" svg:y="9.073cm">
          <draw:text-box>
            <text:p text:style-name="P1"><text:span text:style-name="T9">Arguments &amp;Arguments::</text:span><text:span text:style-name="T15">initialize(int argc, char **argv,</text:span></text:p>
            <text:p text:style-name="P1"><text:span text:style-name="T15"><text:s text:c="33"/></text:span><text:span text:style-name="T15">char const *optstr)</text:span></text:p>
            <text:p text:style-name="P1"><text:span text:style-name="T9">{</text:span></text:p>
            <text:p text:style-name="P1"><text:span text:style-name="T9"><text:s text:c="3"/></text:span><text:span text:style-name="T9">if (</text:span><text:span text:style-name="T22">not yet</text:span><text:span text:style-name="T9"> </text:span><text:span text:style-name="T22">initialized</text:span><text:span text:style-name="T9">)</text:span></text:p>
            <text:p text:style-name="P1"><text:span text:style-name="T9"><text:tab/></text:span><text:span text:style-name="T9"><text:tab/></text:span><text:span text:style-name="T22">return construct Arguments (as a reference);</text:span></text:p>
            <text:p text:style-name="P1"><text:span text:style-name="T9"/></text:p>
            <text:p text:style-name="P1"><text:span text:style-name="T9"><text:s text:c="3"/></text:span><text:span text:style-name="T9">end the program i</text:span><text:span text:style-name="T22">ndicating that the object already</text:span></text:p>
            <text:p text:style-name="P1"><text:span text:style-name="T22"><text:s text:c="9"/></text:span><text:span text:style-name="T22">exists (for now: use exit)</text:span><text:span text:style-name="T9">;</text:span></text:p>
            <text:p text:style-name="P1"><text:span text:style-name="T9">}</text:span></text:p>
          </draw:text-box>
        </draw:frame>
        <draw:frame presentation:style-name="pr2" draw:text-style-name="P4" draw:layer="layout" svg:width="23.91cm" svg:height="3.506cm" svg:x="2.057cm" svg:y="1.743cm" presentation:class="title">
          <draw:text-box>
            <text:p text:style-name="P1">Singleton</text:p>
          </draw:text-box>
        </draw:frame>
        <draw:custom-shape draw:style-name="gr11" draw:text-style-name="P9" draw:layer="layout" svg:width="22.145cm" svg:height="7.302cm" svg:x="3.008cm" svg:y="8.80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5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tic" presentation:presentation-page-layout-name="AL1T1">
        <office:forms form:automatic-focus="false" form:apply-design-mode="false"/>
        <draw:frame presentation:style-name="pr1" draw:text-style-name="P2" draw:layer="layout" svg:width="23.91cm" svg:height="13.23cm" svg:x="2.057cm" svg:y="5.383cm" presentation:class="outline" presentation:user-transformed="true">
          <draw:text-box>
            <text:list text:style-name="L1">
              <text:list-item>
                <text:p text:style-name="P1"><text:span text:style-name="T1">Pseudo code of the <text:s/>member </text:span><text:span text:style-name="T21">instance()</text:span></text:p>
              </text:list-item>
            </text:list>
          </draw:text-box>
        </draw:frame>
        <draw:frame draw:style-name="gr12" draw:text-style-name="P5" draw:layer="layout" svg:width="20.944cm" svg:height="6.634cm" svg:x="3.407cm" svg:y="9.009cm">
          <draw:text-box>
            <text:p text:style-name="P1"><text:span text:style-name="T9">Arguments &amp;Arguments::</text:span><text:span text:style-name="T15">instance()</text:span></text:p>
            <text:p text:style-name="P1"><text:span text:style-name="T9">{</text:span></text:p>
            <text:p text:style-name="P1"><text:span text:style-name="T9"><text:s text:c="3"/></text:span><text:span text:style-name="T9">if (</text:span><text:span text:style-name="T22">initialized</text:span><text:span text:style-name="T9">)</text:span></text:p>
            <text:p text:style-name="P1"><text:span text:style-name="T9"><text:tab/></text:span><text:span text:style-name="T9"><text:tab/></text:span><text:span text:style-name="T22">return return reference to Arguments object;</text:span></text:p>
            <text:p text:style-name="P1"><text:span text:style-name="T9"/></text:p>
            <text:p text:style-name="P1"><text:span text:style-name="T9"><text:s text:c="3"/></text:span><text:span text:style-name="T9">end the program</text:span><text:span text:style-name="T22"> indicating that the object </text:span></text:p>
            <text:p text:style-name="P1"><text:span text:style-name="T22"><text:s text:c="7"/></text:span><text:span text:style-name="T22">has not yet been initialized (for now:</text:span></text:p>
            <text:p text:style-name="P1"><text:span text:style-name="T22"><text:s text:c="7"/></text:span><text:span text:style-name="T22">use exit);</text:span></text:p>
            <text:p text:style-name="P1"><text:span text:style-name="T9">}</text:span></text:p>
          </draw:text-box>
        </draw:frame>
        <draw:frame presentation:style-name="pr2" draw:text-style-name="P4" draw:layer="layout" svg:width="23.91cm" svg:height="3.506cm" svg:x="2.057cm" svg:y="1.743cm" presentation:class="title">
          <draw:text-box>
            <text:p text:style-name="P1">Singleton</text:p>
          </draw:text-box>
        </draw:frame>
        <draw:custom-shape draw:style-name="gr13" draw:text-style-name="P9" draw:layer="layout" svg:width="19.792cm" svg:height="7.22cm" svg:x="3.117cm" svg:y="8.6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6"/>
          <draw:frame presentation:style-name="pr6" draw:text-style-name="P4" draw:layer="layout" svg:width="14.507cm" svg:height="11.411cm" svg:x="3.248cm" svg:y="14.13cm" presentation:class="notes" presentation:user-transformed="true">
            <draw:text-box>
              <text:p text:style-name="P1">Of course, getI<text:span text:style-name="T5">nstance() </text:span><text:span text:style-name="T1">should return a </text:span><text:span text:style-name="T5">const </text:span><text:span text:style-name="T1">reference if the class only has </text:span><text:span text:style-name="T5">const </text:span><text:span text:style-name="T23">members.</text:span></text:p>
            </draw:text-box>
          </draw:frame>
        </presentation:notes>
      </draw:page>
      <draw:page draw:name="page7" draw:style-name="dp1" draw:master-page-name="static" presentation:presentation-page-layout-name="AL1T1">
        <office:forms form:automatic-focus="false" form:apply-design-mode="false"/>
        <draw:frame presentation:style-name="pr1" draw:text-style-name="P2" draw:layer="layout" svg:width="23.91cm" svg:height="13.23cm" svg:x="2.057cm" svg:y="5.383cm" presentation:class="outline" presentation:user-transformed="true">
          <draw:text-box>
            <text:list text:style-name="L1">
              <text:list-item>
                <text:p text:style-name="P1"><text:span text:style-name="T1">Conclusions</text:span></text:p>
                <text:list>
                  <text:list-item>
                    <text:p text:style-name="P1"><text:span text:style-name="T1">Design like any other class, then create the Singleton</text:span></text:p>
                  </text:list-item>
                  <text:list-item>
                    <text:p text:style-name="P1"><text:span text:style-name="T1">No public constructors, but static initializer and instantiator</text:span></text:p>
                  </text:list-item>
                  <text:list-item>
                    <text:p text:style-name="P1"><text:span text:style-name="T1">Bad design: all members static</text:span></text:p>
                    <text:list>
                      <text:list-item>
                        <text:p text:style-name="P1"><text:span text:style-name="T8">All</text:span><text:span text:style-name="T1"> members would require initialization tests </text:span></text:p>
                      </text:list-item>
                      <text:list-item>
                        <text:p text:style-name="P1"><text:span text:style-name="T1">Polymorphism (covered in part II) not possib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23.91cm" svg:height="3.506cm" svg:x="2.057cm" svg:y="1.743cm" presentation:class="title">
          <draw:text-box>
            <text:p text:style-name="P1">Singleton</text:p>
          </draw:text-box>
        </draw:frame>
        <presentation:notes draw:style-name="dp2">
          <draw:page-thumbnail draw:style-name="gr2" draw:layer="layout" svg:width="13.705cm" svg:height="10.279cm" svg:x="3.641cm" svg:y="2.853cm" draw:page-number="7"/>
          <draw:frame presentation:style-name="pr6" draw:text-style-name="P4" draw:layer="layout" svg:width="14.507cm" svg:height="11.411cm" svg:x="3.248cm" svg:y="14.13cm" presentation:class="notes" presentation:user-transformed="true">
            <draw:text-box>
              <text:p text:style-name="P1">The Singleton's constructors are no different from the constructors in the non-Singleton situati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Bitstream Charter1" svg:font-family="'Bitstream Charter'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Thorndale2" svg:font-family="Thorndale" style:font-pitch="variable"/>
    <style:font-face style:name="Courier" svg:font-family="Courier" style:font-family-generic="modern" style:font-pitch="variable"/>
    <style:font-face style:name="Thorndale1" svg:font-family="Thorndale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arble" xlink:href="Pictures/100000000000005E0000005E7C39F616875F4508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tic-background" style:family="presentation">
      <style:graphic-properties draw:stroke="none" draw:fill="bitmap" draw:fill-image-name="Marble" draw:fill-image-width="0cm" draw:fill-image-height="0cm"/>
    </style:style>
    <style:style style:name="static-backgroundobjects" style:family="presentation">
      <style:graphic-properties draw:shadow="hidden" draw:shadow-offset-x="0.3cm" draw:shadow-offset-y="0.3cm" draw:shadow-color="#808080"/>
    </style:style>
    <style:style style:name="static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static-outline1" style:family="presentation">
      <style:graphic-properties draw:stroke="none" draw:fill="none">
        <text:list-style style:name="static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static-outline2" style:family="presentation" style:parent-style-name="static-outline1">
      <style:paragraph-properties fo:margin-left="2.4cm" fo:margin-right="0cm" fo:margin-top="0cm" fo:margin-bottom="0.4cm" fo:text-indent="-0.8cm"/>
      <style:text-properties style:font-name="Times" fo:font-family="Times" style:font-family-generic="roman" style:font-pitch="variable" fo:font-size="28pt" style:font-size-asian="28pt" style:font-size-complex="28pt"/>
    </style:style>
    <style:style style:name="static-outline3" style:family="presentation" style:parent-style-name="static-outline2">
      <style:paragraph-properties fo:margin-left="3.6cm" fo:margin-right="0cm" fo:margin-top="0cm" fo:margin-bottom="0.3cm" fo:text-indent="-0.6cm"/>
      <style:text-properties style:font-name="Times" fo:font-family="Times" style:font-family-generic="roman" style:font-pitch="variable" fo:font-size="24pt" style:font-size-asian="24pt" style:font-size-complex="24pt"/>
    </style:style>
    <style:style style:name="static-outline4" style:family="presentation" style:parent-style-name="static-outline3">
      <style:paragraph-properties fo:margin-left="4.8cm" fo:margin-right="0cm" fo:margin-top="0cm" fo:margin-bottom="0.2cm" fo:text-indent="-0.6cm"/>
      <style:text-properties style:font-name="Times" fo:font-family="Times" style:font-family-generic="roman" style:font-pitch="variable" fo:font-size="20pt" style:font-size-asian="20pt" style:font-size-complex="20pt"/>
    </style:style>
    <style:style style:name="static-outline5" style:family="presentation" style:parent-style-name="static-outline4">
      <style:paragraph-properties fo:margin-left="6cm" fo:margin-right="0cm" fo:margin-top="0cm" fo:margin-bottom="0.1cm" fo:text-indent="-0.6cm"/>
      <style:text-properties style:font-name="Times" fo:font-family="Times" style:font-family-generic="roman" style:font-pitch="variable" fo:font-size="20pt" style:font-size-asian="20pt" style:font-size-complex="20pt"/>
    </style:style>
    <style:style style:name="static-outline6" style:family="presentation" style:parent-style-name="static-outline5">
      <style:paragraph-properties fo:margin-left="7.2cm" fo:margin-right="0cm" fo:margin-top="0cm" fo:margin-bottom="0.1cm" fo:text-indent="-0.6cm"/>
      <style:text-properties style:font-name="Times" fo:font-family="Times" style:font-family-generic="roman" style:font-pitch="variable" fo:font-size="20pt" style:font-size-asian="20pt" style:font-size-complex="20pt"/>
    </style:style>
    <style:style style:name="static-outline7" style:family="presentation" style:parent-style-name="static-outline6">
      <style:paragraph-properties fo:margin-left="8.4cm" fo:margin-right="0cm" fo:margin-top="0cm" fo:margin-bottom="0.1cm" fo:text-indent="-0.6cm"/>
      <style:text-properties style:font-name="Times" fo:font-family="Times" style:font-family-generic="roman" style:font-pitch="variable" fo:font-size="20pt" style:font-size-asian="20pt" style:font-size-complex="20pt"/>
    </style:style>
    <style:style style:name="static-outline8" style:family="presentation" style:parent-style-name="static-outline7">
      <style:paragraph-properties fo:margin-left="9.6cm" fo:margin-right="0cm" fo:margin-top="0cm" fo:margin-bottom="0.1cm" fo:text-indent="-0.6cm"/>
      <style:text-properties style:font-name="Times" fo:font-family="Times" style:font-family-generic="roman" style:font-pitch="variable" fo:font-size="20pt" style:font-size-asian="20pt" style:font-size-complex="20pt"/>
    </style:style>
    <style:style style:name="static-outline9" style:family="presentation" style:parent-style-name="static-outline8">
      <style:paragraph-properties fo:margin-left="10.8cm" fo:margin-right="0cm" fo:margin-top="0cm" fo:margin-bottom="0.1cm" fo:text-indent="-0.6cm"/>
      <style:text-properties style:font-name="Times" fo:font-family="Times" style:font-family-generic="roman" style:font-pitch="variable" fo:font-size="20pt" style:font-size-asian="20pt" style:font-size-complex="20pt"/>
    </style:style>
    <style:style style:name="static-subtitle" style:family="presentation">
      <style:graphic-properties draw:stroke="none" draw:fill="none" draw:textarea-vertical-align="middle">
        <text:list-style style:name="static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static-title" style:family="presentation">
      <style:graphic-properties draw:stroke="none" draw:fill="none" draw:textarea-vertical-align="middle">
        <text:list-style style:name="static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static-title">
      <style:graphic-properties draw:fill-color="#ffffff" draw:auto-grow-height="false" fo:min-height="3.507cm"/>
    </style:style>
    <style:style style:name="Mpr2" style:family="presentation" style:parent-style-name="static-outline1">
      <style:graphic-properties draw:fill-color="#ffffff" draw:auto-grow-height="false" fo:min-height="13.23cm"/>
    </style:style>
    <style:style style:name="Mpr3" style:family="presentation" style:parent-style-name="static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-0.9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static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20.327cm" svg:y="0.988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static-title" draw:layer="backgroundobjects" svg:width="13.705cm" svg:height="10.279cm" svg:x="3.641cm" svg:y="2.853cm" presentation:class="page"/>
        <draw:frame presentation:style-name="static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5cm" svg:y="19.131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5" draw:text-style-name="MP5" draw:layer="backgroundobjects" svg:width="9.369cm" svg:height="1.396cm" svg:x="12.2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6" draw:text-style-name="MP5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.0$Linux_X86_64 LibreOffice_project/20m0$Build-2</meta:generator>
    <meta:initial-creator>Frank Brokken</meta:initial-creator>
    <meta:creation-date>2003-02-26T10:48:49</meta:creation-date>
    <dc:date>2016-10-05T09:54:19.218077614</dc:date>
    <dc:language>en-US</dc:language>
    <meta:editing-cycles>53</meta:editing-cycles>
    <meta:editing-duration>PT19H53M56S</meta:editing-duration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